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ＭＳ 明朝" svg:font-family="'ＭＳ 明朝'" style:font-family-generic="roman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" style:family="paragraph" style:parent-style-name="Standard" style:master-page-name="Standard">
      <style:paragraph-properties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ation et configuration de wordpress sur lautre.net</text:p>
      <text:p text:style-name="Standard"/>
      <text:p text:style-name="Standard">La version 3.7 de wordpress fonctionne sans soucis. Donc après avoir télécharger une version de wordpress, suivez les instructions de wordpress.org pour les modifications de wp-sample-config.php.</text:p>
      <text:p text:style-name="Standard"/>
      <text:p text:style-name="Standard"><text:span text:style-name="T2">Modifications wp-config.php et paramètres mysql</text:span></text:p>
      <text:p text:style-name="Standard"/>
      <text:p text:style-name="Standard">En ce qui concerne les informations a mettre dans ce fichier, il va falloir faire quelque modifications sur votre bureau altern-C de lautre.net.</text:p>
      <text:p text:style-name="Standard"/>
      <text:p text:style-name="Standard">Vous allez dans « bases de données », sous mysql à gauche. Vous créez une nouvelle base de donnée avec le nom que vous voulez. </text:p>
      <text:p text:style-name="Standard">Ensuite vous allez dans « utilisateurs mysql » et vous créez un nouvel utilisateur (perso je l’ai fait avec le même nom que mon compte à savoir monnom_monnom). Ensuite vous cliquez sur « droits » à coté de l’utilisateur que vous avez créé et vous lui attribuez tous les droits pour la base de donnée que vous avez créé juste avant.</text:p>
      <text:p text:style-name="Standard"/>
      <text:p text:style-name="Standard">Ensuite vous allez dans « admin mysql ». Vous allez arriver sur une page internet et dans la case « interclassement pour la connexion mysql » vous changez en « utf8_general_ci ».</text:p>
      <text:p text:style-name="Standard"/>
      <text:p text:style-name="Standard">Vous retournez dans « base de données » sur votre bureau Altern-C et vous pouvez, si vous le souhaitez, changer le mot de passe. Sinon vous cliquez sur « afficher les paramètres sql actuels » et vous rentrez ces paramètres dans le fichier wp-config de wordpress. Il y aura juste le nom d’utilisateur qui va être celui que vous avez créé (nomdutilisateur_cequevousavezchoisi) et pas celui qui est écrit dans les paramètres actuels.</text:p>
      <text:p text:style-name="Standard">Vous enregistrer ce fichier.</text:p>
      <text:p text:style-name="Standard"/>
      <text:p text:style-name="P1">Gestion des domaines et sous-domaines</text:p>
      <text:p text:style-name="Standard"/>
      <text:p text:style-name="Standard">Ensuite selon où vous souhaitez mettre votre dossier wordpress et donc votre site sous wordpress, il va falloir changer les redirections domaines et sous domaines.</text:p>
      <text:p text:style-name="Standard">De base, vous pouvez mettre votre dossier wordpress dans le dossier www de votre site et aller à l’adresse <text:a xlink:type="simple" xlink:href="http://www.votresite.lautre.net/wordpress/wp-admin/install.php"><text:span text:style-name="Internet_20_link">www.</text:span></text:a><text:a xlink:type="simple" xlink:href="http://www.votresite.lautre.net/wordpress/wp-admin/install.php"><text:span text:style-name="Internet_20_link"><text:span text:style-name="T3">votresite</text:span></text:span></text:a><text:a xlink:type="simple" xlink:href="http://www.votresite.lautre.net/wordpress/wp-admin/install.php"><text:span text:style-name="Internet_20_link">.lautre.net/wordpress/wp-admin/install.php</text:span></text:a></text:p>
      <text:p text:style-name="Standard">Mais votre wordpress sera alors à l’adresse ci dessus et non à la racine.</text:p>
      <text:p text:style-name="Standard">Pour se faire, vous cliquez sur votre nom de domaine sous « domaines » a gauche.</text:p>
      <text:p text:style-name="Standard">Si vous souhaitez avoir votre wordpress à la racine de votre site, il va falloir rediriger votre sous domaine <text:a xlink:type="simple" xlink:href="http://www.votresite.lautre.net/"><text:span text:style-name="Internet_20_link">www.</text:span></text:a><text:a xlink:type="simple" xlink:href="http://www.votresite.lautre.net/"><text:span text:style-name="Internet_20_link"><text:span text:style-name="T3">votresite</text:span></text:span></text:a><text:a xlink:type="simple" xlink:href="http://www.votresite.lautre.net/"><text:span text:style-name="Internet_20_link">.lautre.net</text:span></text:a> (configuration de base sur lautre.net) vers le dossier /wordpress (ou le nom de dossier que vous avez choisi pour votre dossier qui contient tous les fichier <text:soft-page-break/>wordpress)</text:p>
      <text:p text:style-name="Standard">Vous avez juste à cliquer, dans la troisième ligne, sur la feuille avec un crayon, à gauche de la croix rouge et vous sélectionnez « géré en local » si ce n’est pas déjà fait et à coté, vous écrivez /wordpress.</text:p>
      <text:p text:style-name="Standard"/>
      <text:p text:style-name="Standard">Vous pouvez donc envoyer, par ftp votre dossier wordpress à la racine de votre domaine et installer wordpress en allant sur www.<text:span text:style-name="T3">votresite</text:span>.lautre.net/wp-admin/install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ＭＳ 明朝" svg:font-family="'ＭＳ 明朝'" style:font-family-generic="roman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fr" fo:country="FR" style:font-name-asian="ＭＳ 明朝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foux Tkt</meta:initial-creator>
    <meta:creation-date>2013-12-07T18:07:00</meta:creation-date>
    <dc:creator>Fifoux Tkt</dc:creator>
    <dc:date>2013-12-07T18:45:00</dc:date>
    <meta:editing-cycles>1</meta:editing-cycles>
    <meta:editing-duration>PT29M</meta:editing-duration>
    <meta:document-statistic meta:table-count="0" meta:image-count="0" meta:object-count="0" meta:page-count="2" meta:paragraph-count="17" meta:word-count="445" meta:character-count="2734" meta:non-whitespace-character-count="2305"/>
    <meta:generator>LibreOffice/4.0.4.2$Linux_X86_64 LibreOffice_project/400m0$Build-2</meta:generator>
  </office:meta>
</office:document-meta>
</file>